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 style:list-style-name="L2"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 style:list-style-name="L1"/>
    <style:style style:name="P4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 style:list-style-name="L2">
      <style:paragraph-properties fo:margin-top="0in" fo:margin-bottom="0.1965in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Standard" style:list-style-name="L2"/>
    <style:style style:name="T1" style:family="text">
      <style:text-properties fo:font-variant="normal" fo:text-transform="none"/>
    </style:style>
    <style:style style:name="T2" style:family="text">
      <style:text-properties fo:color="#000000"/>
    </style:style>
    <style:style style:name="T3" style:family="text">
      <style:text-properties fo:letter-spacing="normal"/>
    </style:style>
    <style:style style:name="T4" style:family="text">
      <style:text-properties fo:font-style="normal"/>
    </style:style>
    <style:style style:name="T5" style:family="text">
      <style:text-properties fo:font-weight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652645" text:style-name="L1">
        <text:list-item>
          <text:p text:style-name="P3">Git init : untuk menginisialisasi repositori git, sama aja kita membuat repositori Git yang kosong di in.git/.</text:p>
        </text:list-item>
      </text:list>
      <text:p text:style-name="P4"/>
      <text:list xml:id="list35679032" text:continue-numbering="true" text:style-name="L1">
        <text:list-item>
          <text:p text:style-name="P3">Git status : melihat perubahan yang tejadi dengan git status</text:p>
        </text:list-item>
        <text:list-item>
          <text:p text:style-name="P3">Git add nama_file : memberi tahu kepasd git tentang perubahan, untuk menambahkan file ke dalam staging area <text:s/>shg git bisa melacat perubahan area</text:p>
        </text:list-item>
        <text:list-item>
          <text:p text:style-name="P3">Git commit -m "text" : <text:s/>menyimpan perubahan stage </text:p>
        </text:list-item>
        <text:list-item>
          <text:p text:style-name="P3">Git add '*.txt' : untukk menambahkan file ke stagging area</text:p>
        </text:list-item>
        <text:list-item>
          <text:p text:style-name="P3">Git log : untuk melihat catatan aktifitas yang telah kita lakukan</text:p>
        </text:list-item>
        <text:list-item>
          <text:p text:style-name="P3">Git remote add origin https://github.com/try-git/try_git.git : untuk push local repo ke github server</text:p>
        </text:list-item>
        <text:list-item>
          <text:p text:style-name="P3">Push : upload local server ke server github</text:p>
        </text:list-item>
        <text:list-item>
          <text:p text:style-name="P3">-u : untuk mengingat parameter</text:p>
        </text:list-item>
      </text:list>
      <text:p text:style-name="P1"/>
      <text:list xml:id="list35678199" text:continue-numbering="true" text:style-name="L1">
        <text:list-item>
          <text:p text:style-name="P3">Git pull origin master :ngecek perubahan di github repositorY dan pull down perubahan yang baru</text:p>
        </text:list-item>
        <text:list-item>
          <text:p text:style-name="P3">Git diff HEAD : untuk melihat cmmit yang terakhir kita gunakan dan head untuk menunjuk nilai</text:p>
        </text:list-item>
        <text:list-item>
          <text:p text:style-name="P3">Git reset octofamily/octodog.txt : untuk menghapus stagging file </text:p>
        </text:list-item>
        <text:list-item>
          <text:p text:style-name="P3">Git checkout -- octocat.txt : untuk mengembalikan perintah terakhir</text:p>
        </text:list-item>
        <text:list-item>
          <text:p text:style-name="P3">Git branch clean_up : <text:s/>back up sementara</text:p>
        </text:list-item>
      </text:list>
      <text:list xml:id="list35658964" text:style-name="L2">
        <text:list-item>
          <text:p text:style-name="P2">Git checkout clean_up : untk memindah data dari checkout ke clean_up</text:p>
        </text:list-item>
        <text:list-item>
          <text:p text:style-name="P2">Git rm '*.txt' : <text:s/>menghapus semua file yang berekstensi .txt</text:p>
        </text:list-item>
        <text:list-item>
          <text:p text:style-name="P2">Git commit -m "Remove all the cats" : untuk melepas semua status</text:p>
        </text:list-item>
        <text:list-item>
          <text:p text:style-name="P2">Git checkout master : pindah ke branch master</text:p>
        </text:list-item>
        <text:list-item>
          <text:p text:style-name="P2">Git merge clean_up : menggabungkan file dari clean_up ke master</text:p>
        </text:list-item>
        <text:list-item>
          <text:p text:style-name="P5">Git branch -d clean_up : <text:s/>mendelete branch clean up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07T15:44:40.53</meta:creation-date>
    <meta:document-statistic meta:table-count="0" meta:image-count="0" meta:object-count="0" meta:page-count="1" meta:paragraph-count="20" meta:word-count="228" meta:character-count="1379"/>
    <dc:date>2014-11-07T15:52:16.50</dc:date>
    <meta:editing-duration>PT7M39S</meta:editing-duration>
    <meta:editing-cycles>1</meta:editing-cycles>
    <meta:generator>OpenOffice.org/3.3$Win32 OpenOffice.org_project/330m20$Build-9567</meta:generator>
  </office:meta>
</office:document-meta>
</file>